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600000060CE95BA490A8657E20.jpg" manifest:media-type="image/jpeg"/>
  <manifest:file-entry manifest:full-path="Pictures/1000000000000190000002D054C3808E61FC6845.jpg" manifest:media-type="image/jpeg"/>
  <manifest:file-entry manifest:full-path="Pictures/10000000000007F000000E1CB08EAE9D967A68FC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6.1882in" svg:height="11in" draw:z-index="0"><draw:image xlink:href="Pictures/10000000000007F000000E1CB08EAE9D967A68FC.jpg" xlink:type="simple" xlink:show="embed" xlink:actuate="onLoad"/></draw:frame></text:p>
      <text:p text:style-name="P1"><draw:frame draw:style-name="fr2" draw:name="Imagen2" text:anchor-type="paragraph" svg:width="4.1665in" svg:height="7.5in" draw:z-index="1"><draw:image xlink:href="Pictures/1000000000000190000002D054C3808E61FC6845.jpg" xlink:type="simple" xlink:show="embed" xlink:actuate="onLoad"/></draw:frame></text:p>
      <text:p text:style-name="P1"><draw:frame draw:style-name="fr1" draw:name="Imagen3" text:anchor-type="paragraph" svg:width="6.139in" svg:height="11in" draw:z-index="2"><draw:image xlink:href="Pictures/10000000000003600000060CE95BA490A8657E2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21:03:11.971077384</meta:creation-date>
    <dc:date>2019-11-03T21:04:30.513575031</dc:date>
    <meta:editing-duration>PT1M25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5.1.6.2$Linux_x86 LibreOffice_project/10m0$Build-2</meta:generator>
  </office:meta>
</office:document-meta>
</file>